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450524"/>
    </style:style>
    <style:style style:name="P2" style:family="paragraph" style:parent-style-name="Quotations">
      <style:paragraph-properties fo:margin-left="0in" fo:margin-top="0in" fo:margin-bottom="0.0972in" style:contextual-spacing="false" fo:line-height="115%" fo:text-indent="0in" style:auto-text-indent="false"/>
    </style:style>
    <style:style style:name="P3" style:family="paragraph" style:parent-style-name="Quotations">
      <style:paragraph-properties fo:margin-left="0in" fo:margin-top="0in" fo:margin-bottom="0.0972in" style:contextual-spacing="false" fo:line-height="115%" fo:text-indent="0in" style:auto-text-indent="false"/>
      <style:text-properties officeooo:rsid="004b6ee6" officeooo:paragraph-rsid="004b6ee6"/>
    </style:style>
    <style:style style:name="P4" style:family="paragraph" style:parent-style-name="Text_20_body">
      <style:paragraph-properties fo:margin-top="0in" fo:margin-bottom="0.0972in" style:contextual-spacing="false" fo:line-height="115%"/>
    </style:style>
    <style:style style:name="P5" style:family="paragraph" style:parent-style-name="Horizontal_20_Line">
      <style:paragraph-properties fo:margin-top="0in" fo:margin-bottom="0.0972in" style:contextual-spacing="false" fo:line-height="115%"/>
    </style:style>
    <style:style style:name="T1" style:family="text">
      <style:text-properties officeooo:rsid="00468f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page is part of a website deployed using Vercel and GitHub, not GoHighLevel.</text:p>
      <text:p text:style-name="P1"/>
      <text:p text:style-name="P1">Do NOT include any tracking scripts (Google Tag Manager, pixels, etc.) in this page.</text:p>
      <text:p text:style-name="P1"/>
      <text:p text:style-name="P1">Only include:</text:p>
      <text:p text:style-name="P1">- Clean semantic HTML structure</text:p>
      <text:p text:style-name="P1">- Responsive design</text:p>
      <text:p text:style-name="P1">- Page-specific SEO (title and meta description)</text:p>
      <text:p text:style-name="P1"/>
      <text:p text:style-name="P1">Do not include GoHighLevel-specific code, wrappers, or styling.</text:p>
      <text:p text:style-name="P1"/>
      <text:p text:style-name="P1">All global scripts, tracking, header, and footer are handled in the main site layout.</text:p>
      <text:p text:style-name="Text_20_body"/>
      <text:p text:style-name="Text_20_body">Create a clean, modern “How It Works” page for Results Smart.</text:p>
      <text:p text:style-name="Text_20_body"/>
      <text:p text:style-name="Text_20_body">Ensure adequate top and bottom spacing so content does not sit too close to the top or bottom of the page. Assume a header and footer will be present, but do not generate or include them in this page. <text:s/><text:span text:style-name="T1">We will be adding a header and a footer as well as a logo for both the header and footer later.</text:span></text:p>
      <text:p text:style-name="Text_20_body"/>
      <text:p text:style-name="Text_20_body"/>
      <text:p text:style-name="P2">Use a dark, modern color scheme with deep navy and black backgrounds. Use bright blue and cyan accents for highlights, buttons, and glowing effects. Keep text primarily white or light gray for contrast. Maintain a consistent tech-style aesthetic throughout the page.</text:p>
      <text:p text:style-name="P2"/>
      <text:p text:style-name="P3">REFER TO THE UPLOADED LOGO AND SCREEN SHOT I AM INCLUDING WITH THIS PROMPT FOR COLOR AND GENERAL DESIGN GUIDANCE</text:p>
      <text:p text:style-name="P4"/>
      <text:p text:style-name="Text_20_body">OVERALL PAGE GOAL</text:p>
      <text:p text:style-name="Text_20_body">This page should feel more advanced than the homepage. The homepage sells the outcome. This page explains the machinery behind the outcome.</text:p>
      <text:p text:style-name="Text_20_body">The tone should communicate:<text:line-break/>• cutting-edge systems<text:line-break/>• intelligent automation<text:line-break/>• real business infrastructure<text:line-break/>• clarity, not geek-speak<text:line-break/>• sophistication without confusion</text:p>
      <text:p text:style-name="Text_20_body">The reader should feel:<text:line-break/>“This is far more advanced than a chatbot.”<text:line-break/><text:soft-page-break/>and also:<text:line-break/>“I understand what this does for my business.”</text:p>
      <text:p text:style-name="Text_20_body">Use sleek, modern visuals with connected system graphics, flowing lines, intelligent dashboards, subtle motion, message paths, CRM cards, automation maps, and AI-assistant style interface elements.</text:p>
      <text:p text:style-name="P5"/>
      <text:p text:style-name="Text_20_body">SECTION 1: HERO + FIRST INTERACTION (MERGED)</text:p>
      <text:p text:style-name="Text_20_body">Headline:<text:line-break/>How Your Smart System Engages Leads And Turns Conversations Into Customers</text:p>
      <text:p text:style-name="Text_20_body">Subheadline:<text:line-break/>When someone calls, messages, or visits your website, your Smart system immediately engages every lead and potential customer—starting a real conversation and gathering information like names, phone numbers, email addresses and any additional info you would like your agent to collect.</text:p>
      <text:p text:style-name="Text_20_body">Supporting Text (Body):<text:line-break/>While assisting the customer your agent answers questions and continues conversing, occasionally requesting any remaining contact information; all while qualifying and guiding the lead towards a sale or a booked appointment.</text:p>
      <text:p text:style-name="Text_20_body">Added Transition:<text:line-break/>From that first interaction, everything that happens next inside your system is structured, intentional, and based on how your business actually operates.</text:p>
      <text:p text:style-name="Text_20_body">Added Transition (before Section 3):<text:line-break/>For that interaction to be accurate and consistent, your system first has to understand your business in detail.</text:p>
      <text:p text:style-name="P5"/>
      <text:p text:style-name="Text_20_body">SECTION 3: TRAINED ON YOUR BUSINESS (NOT GENERIC)</text:p>
      <text:p text:style-name="Text_20_body">Headline:<text:line-break/>Your System Is Built On Detailed Knowledge Of Your Business</text:p>
      <text:p text:style-name="Text_20_body">Subtext:<text:line-break/>Before your system ever interacts with a customer, we create a highly comprehensive knowledge base full of detailed information about your business services, pricing, policies, processes, and loads of data on your specific industry—structured in a way that allows AI agents to handle real customer questions and conversations accurately.</text:p>
      <text:p text:style-name="Text_20_body">This is not a basic setup. It is carefully built and refined so the system can operate in dynamic real-world situations where customers ask different types of questions, change direction, or provide incomplete information.</text:p>
      <text:p text:style-name="Text_20_body">Because of this, your system responds with context, consistency, and accuracy—not generic or scripted answers.</text:p>
      <text:p text:style-name="Text_20_body"><text:soft-page-break/>Added Transition:<text:line-break/>Once that foundation is in place, your system can begin using real data and logic to determine how each interaction should progress.</text:p>
      <text:p text:style-name="P5"/>
      <text:p text:style-name="Text_20_body">SECTION 4: DECISION-MAKING, TIMING, AND ACTION</text:p>
      <text:p text:style-name="Text_20_body">Headline:<text:line-break/>The System Uses Logic And Data To Decide What To Do Next and When</text:p>
      <text:p text:style-name="Text_20_body">Subtext:<text:line-break/>As conversations happen and customer data is collected, your Smart system uses that information to make informed decisions.</text:p>
      <text:p text:style-name="Text_20_body">Workflows act as the decision-making structure behind the system. They account for customer behavior, responses, timing, and all information available to determine the next automated action.</text:p>
      <text:p text:style-name="Text_20_body">Based on accumulated data your system will initiate the right process at the right time—whether that’s starting a conversation, triggering a follow-up, updating the customer’s status, or moving them forward in your sales process.</text:p>
      <text:p text:style-name="Text_20_body">Nothing is random. Every automation is calculated and based on real data, customer behavior, and the current state of that specific customer.</text:p>
      <text:p text:style-name="Text_20_body">Added Transition:<text:line-break/>As those decisions are made and actions are triggered, the system continues building a complete picture of each customer.</text:p>
      <text:p text:style-name="P5"/>
      <text:p text:style-name="Text_20_body">SECTION 5: FOLLOW-UP, MEMORY, AND ADAPTATION</text:p>
      <text:p text:style-name="Text_20_body">Headline:<text:line-break/>Follow-Ups Are Timed, Personalized, And Based On Customer History and Current Status</text:p>
      <text:p text:style-name="Text_20_body">Subtext:<text:line-break/>Your system does not rely on fixed or generic follow-up sequences and messages.<text:line-break/>It uses collected customer data and behavior to trigger the best next step.<text:line-break/>All conversations, transcripts, and activity are stored inside your Customer Relationship Management system, creating a complete record for every contact.</text:p>
      <text:p text:style-name="Text_20_body">That information allows your system to:<text:line-break/>• continue conversations with context<text:line-break/>• adjust messaging based on behavior<text:line-break/>• personalize follow-up based on interest and intent<text:line-break/>• execute more relevant follow-up and communication over time</text:p>
      <text:p text:style-name="Text_20_body">The result is communication that feels relevant and well-timed instead of repetitive or automated.</text:p>
      <text:p text:style-name="Text_20_body">Added Transition:<text:line-break/>All of this happens within a structured system that you can see, control, and step into at any time.</text:p>
      <text:p text:style-name="Text_20_body"><text:soft-page-break/>Added Transition (before Section 6):<text:line-break/>Even with all of this automation happening behind the scenes, you are never removed from the process.</text:p>
      <text:p text:style-name="P5"/>
      <text:p text:style-name="Text_20_body">SECTION 6: VISIBILITY, CONTROL, AND CUSTOM BUILD</text:p>
      <text:p text:style-name="Text_20_body">Headline:<text:line-break/>You Stay In Control—While Your System Runs 24/7</text:p>
      <text:p text:style-name="Text_20_body">Subtext:<text:line-break/>Even though your Smart system is handling conversations, follow-up, and decision-making automatically, you have full visibility into everything happening.</text:p>
      <text:p text:style-name="Text_20_body">You can review conversations, see complete transcripts, track customer activity, and step in at any time.</text:p>
      <text:p text:style-name="Text_20_body">Customers can also request a real person, and the system can transfer the interaction when someone is available.</text:p>
      <text:p text:style-name="Text_20_body">Behind all of this is a system that is fully customized to your business.<text:line-break/>We don’t use templates or copy-and-paste setups.</text:p>
      <text:p text:style-name="Text_20_body">Your system is built around how your business actually operates and fine tuned to your specifications, so it can function accurately in real-world situations and handle customer interactions the way you would.</text:p>
      <text:p text:style-name="P5"/>
      <text:p text:style-name="Text_20_body">SECTION 7: FINAL CTA</text:p>
      <text:p text:style-name="Text_20_body">Headline:<text:line-break/>See How This Would Work Inside Your Business</text:p>
      <text:p text:style-name="Text_20_body">Subtext:<text:line-break/>We’ll show you exactly how your Smart system would be built, how it would engage your customers, and how it would use data, logic, and timing to turn more of your incoming opportunities into paying customers.</text:p>
      <text:p text:style-name="Text_20_body">Primary Button:<text:line-break/>• Book Your Demo → /demo</text:p>
      <text:p text:style-name="Text_20_body">Secondary Button:<text:line-break/>• See Pricing → /pricing</text:p>
      <text:p text:style-name="P5"/>
      <text:p text:style-name="Text_20_body">STYLE &amp; WRITING NOTES (UPDATED — IMPORTANT)</text:p>
      <text:p text:style-name="Text_20_body">• Do not force technical terms into sections where they don’t belong<text:line-break/>• Only introduce a system or tool when that part of the process is being explained<text:line-break/>• Keep explanations clear and direct, not overly simplified<text:line-break/>• Avoid stacking multiple technical terms in a single sentence<text:line-break/>• Maintain a steady, confident tone<text:line-break/><text:soft-page-break/>• Make the system feel structured, not chaotic<text:line-break/>• Avoid hype language<text:line-break/>• Avoid homepage-style repetition<text:line-break/>• Keep the page moving—no long, dense blocks<text:line-break/>• Focus on clarity and control</text:p>
      <text:p text:style-name="P5"/>
      <text:p text:style-name="Text_20_body">MICROCOPY / TONE GUIDE</text:p>
      <text:p text:style-name="Text_20_body">Use:<text:line-break/>• Smart system<text:line-break/>• AI agent<text:line-break/>• knowledge base<text:line-break/>• workflow<text:line-break/>• trigger<text:line-break/>• tag<text:line-break/>• Customer Relationship Management system<text:line-break/>• pipeline<text:line-break/>• stage<text:line-break/>• tracking<text:line-break/>• UTM parameters<text:line-break/>• API<text:line-break/>• webhook<text:line-break/>• real-time<text:line-break/>• customer record<text:line-break/>• activity</text:p>
      <text:p text:style-name="Text_20_body">Avoid:<text:line-break/>• forced tech language<text:line-break/>• filler explanations<text:line-break/>• buzzwords<text:line-break/>• exaggerated claims<text:line-break/>• unnecessary analogie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7T14:16:01.512051600</meta:creation-date>
    <dc:date>2026-04-02T07:31:38.647104300</dc:date>
    <meta:editing-duration>PT1H1M12S</meta:editing-duration>
    <meta:editing-cycles>13</meta:editing-cycles>
    <meta:generator>LibreOffice/26.2.1.2$Windows_X86_64 LibreOffice_project/620$Build-2</meta:generator>
    <meta:document-statistic meta:table-count="0" meta:image-count="0" meta:object-count="0" meta:page-count="5" meta:paragraph-count="60" meta:word-count="1221" meta:character-count="7809" meta:non-whitespace-character-count="6652"/>
  </office:meta>
</office:document-meta>
</file>